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cdbf" officeooo:paragraph-rsid="0016cdbf"/>
    </style:style>
    <style:style style:name="P2" style:family="paragraph" style:parent-style-name="Standard">
      <style:text-properties officeooo:rsid="00172540" officeooo:paragraph-rsid="00172540"/>
    </style:style>
    <style:style style:name="P3" style:family="paragraph" style:parent-style-name="Standard">
      <style:text-properties officeooo:rsid="00194198" officeooo:paragraph-rsid="00194198"/>
    </style:style>
    <style:style style:name="P4" style:family="paragraph" style:parent-style-name="Standard">
      <style:text-properties officeooo:rsid="001a5c86" officeooo:paragraph-rsid="001a5c86"/>
    </style:style>
    <style:style style:name="P5" style:family="paragraph" style:parent-style-name="Standard">
      <style:text-properties officeooo:rsid="001c9dd2" officeooo:paragraph-rsid="001c9dd2"/>
    </style:style>
    <style:style style:name="P6" style:family="paragraph" style:parent-style-name="Standard">
      <style:text-properties officeooo:rsid="001daf5b" officeooo:paragraph-rsid="001daf5b"/>
    </style:style>
    <style:style style:name="P7" style:family="paragraph" style:parent-style-name="Standard">
      <style:text-properties officeooo:rsid="002045b0" officeooo:paragraph-rsid="002045b0"/>
    </style:style>
    <style:style style:name="P8" style:family="paragraph" style:parent-style-name="Standard">
      <style:text-properties officeooo:rsid="0020ca6e" officeooo:paragraph-rsid="0020ca6e"/>
    </style:style>
    <style:style style:name="P9" style:family="paragraph" style:parent-style-name="Standard">
      <style:text-properties officeooo:paragraph-rsid="0020ca6e"/>
    </style:style>
    <style:style style:name="T1" style:family="text">
      <style:text-properties officeooo:rsid="001a5c86"/>
    </style:style>
    <style:style style:name="T2" style:family="text">
      <style:text-properties officeooo:rsid="001b8d87"/>
    </style:style>
    <style:style style:name="T3" style:family="text">
      <style:text-properties officeooo:rsid="001f93b0"/>
    </style:style>
    <style:style style:name="T4" style:family="text">
      <style:text-properties officeooo:rsid="0020ca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ertial frame</text:p>
      <text:p text:style-name="P7">roll (x-axis) rotation on longitudial axis</text:p>
      <text:p text:style-name="P7">pitch (y-axis) rotation on lateral axis</text:p>
      <text:p text:style-name="P7">yaw (z-axis) rotation on vertical axis</text:p>
      <text:p text:style-name="P3">earth centered inertial<text:span text:style-name="T1"> pointing from center of earth</text:span></text:p>
      <text:p text:style-name="P4">X and Y axis fixed on equatorial plane</text:p>
      <text:p text:style-name="P4">Z axis 90° angled to equatorial plane <text:span text:style-name="T2">through poles</text:span></text:p>
      <text:p text:style-name="P5">J2000 coordinates</text:p>
      <text:p text:style-name="P5">defined with equator and equinox at 12:00 (noon) terrestrial time on 01.01.2000</text:p>
      <text:p text:style-name="P5">X axis aligned to mean equinox, Y axis 90° east, Z axis aligned with Earth's spin (celestial north pole)</text:p>
      <text:p text:style-name="P1">IMU (inertial meassurement unit)</text:p>
      <text:p text:style-name="P1">9DOF sensor LSM9DS1</text:p>
      <text:p text:style-name="P1">I²C interface</text:p>
      <text:p text:style-name="P1">9DOF sensor BNO055</text:p>
      <text:p text:style-name="P1">I²C interface</text:p>
      <text:p text:style-name="P1">internal fusion and angle calculation</text:p>
      <text:p text:style-name="P1">sensor values</text:p>
      <text:p text:style-name="P1">acceleration</text:p>
      <text:p text:style-name="P1">gravitational force on earth surface is meassured in G - 1G=9.8m/s²</text:p>
      <text:p text:style-name="P2">gyroscope</text:p>
      <text:p text:style-name="P2">rotational motion meassured in dps (degrees per second)</text:p>
      <text:p text:style-name="P6">Earth rotation <text:span text:style-name="T3">360°/86400sec (=0,0041~6 dps)</text:span></text:p>
      <text:p text:style-name="P8">magnetometer</text:p>
      <text:p text:style-name="P8">meassuring force of magnetic fields in Tesla or Gauss (1 Tesla = 1000 Gauss, 1000µT=1G)</text:p>
      <text:p text:style-name="P9"><text:span text:style-name="T4">Earth's magnetic field strength is 31.869µT (at 0°/0°)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9M12S</meta:editing-duration>
    <meta:editing-cycles>11</meta:editing-cycles>
    <meta:generator>LibreOffice/5.3.1.2$Windows_X86_64 LibreOffice_project/e80a0e0fd1875e1696614d24c32df0f95f03deb2</meta:generator>
    <dc:date>2017-04-04T11:35:17.164000000</dc:date>
    <meta:document-statistic meta:table-count="0" meta:image-count="0" meta:object-count="0" meta:page-count="1" meta:paragraph-count="25" meta:word-count="154" meta:character-count="960" meta:non-whitespace-character-count="836"/>
    <meta:user-defined meta:name="Info 1"/>
    <meta:user-defined meta:name="Info 2"/>
    <meta:user-defined meta:name="Info 3"/>
    <meta:user-defined meta:name="Info 4"/>
  </office:meta>
</office:document-meta>
</file>